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pectral" svg:font-family="Spectral" style:font-family-generic="roman" style:font-pitch="variable"/>
    <style:font-face style:name="Spectral-Bold" svg:font-family="Spectral-Bold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pectral" fo:font-weight="bold" officeooo:rsid="0008de32" officeooo:paragraph-rsid="0008de32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Spectral" fo:font-weight="bold" officeooo:rsid="0008de32" officeooo:paragraph-rsid="0008de32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Spectral" fo:font-weight="bold" officeooo:rsid="000d9399" officeooo:paragraph-rsid="000d9399" style:font-weight-asian="bold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Spectral" fo:font-weight="normal" officeooo:rsid="000ad919" officeooo:paragraph-rsid="000ad919" style:font-weight-asian="normal" style:font-weight-complex="normal"/>
    </style:style>
    <style:style style:name="P5" style:family="paragraph" style:parent-style-name="Standard" style:list-style-name="L2">
      <style:paragraph-properties fo:text-align="justify" style:justify-single-word="false"/>
      <style:text-properties style:font-name="Spectral" fo:font-weight="normal" officeooo:rsid="000ad919" officeooo:paragraph-rsid="000ad919" style:font-weight-asian="normal" style:font-weight-complex="normal"/>
    </style:style>
    <style:style style:name="P6" style:family="paragraph" style:parent-style-name="Standard" style:list-style-name="L3">
      <style:paragraph-properties fo:text-align="justify" style:justify-single-word="false"/>
      <style:text-properties style:font-name="Spectral" fo:font-weight="normal" officeooo:rsid="000ad919" officeooo:paragraph-rsid="000ad919" style:font-weight-asian="normal" style:font-weight-complex="normal"/>
    </style:style>
    <style:style style:name="P7" style:family="paragraph" style:parent-style-name="Standard" style:list-style-name="L4">
      <style:paragraph-properties fo:text-align="justify" style:justify-single-word="false"/>
      <style:text-properties style:font-name="Spectral" fo:font-weight="normal" officeooo:rsid="000ad919" officeooo:paragraph-rsid="000ad919" style:font-weight-asian="normal" style:font-weight-complex="normal"/>
    </style:style>
    <style:style style:name="P8" style:family="paragraph" style:parent-style-name="Standard" style:list-style-name="L5">
      <style:paragraph-properties fo:text-align="justify" style:justify-single-word="false"/>
      <style:text-properties style:font-name="Spectral" fo:font-weight="normal" officeooo:rsid="000ad919" officeooo:paragraph-rsid="000ad919" style:font-weight-asian="normal" style:font-weight-complex="normal"/>
    </style:style>
    <style:style style:name="P9" style:family="paragraph" style:parent-style-name="Standard" style:list-style-name="L6">
      <style:paragraph-properties fo:text-align="justify" style:justify-single-word="false"/>
      <style:text-properties style:font-name="Spectral" fo:font-weight="normal" officeooo:rsid="000baba1" officeooo:paragraph-rsid="000baba1" style:font-weight-asian="normal" style:font-weight-complex="normal"/>
    </style:style>
    <style:style style:name="P10" style:family="paragraph" style:parent-style-name="Standard" style:list-style-name="L7">
      <style:paragraph-properties fo:text-align="justify" style:justify-single-word="false"/>
      <style:text-properties style:font-name="Spectral" fo:font-weight="normal" officeooo:rsid="000baba1" officeooo:paragraph-rsid="000baba1" style:font-weight-asian="normal" style:font-weight-complex="normal"/>
    </style:style>
    <style:style style:name="P11" style:family="paragraph" style:parent-style-name="Standard" style:list-style-name="L8">
      <style:paragraph-properties fo:text-align="justify" style:justify-single-word="false"/>
      <style:text-properties style:font-name="Spectral" fo:font-weight="normal" officeooo:rsid="000baba1" officeooo:paragraph-rsid="000baba1" style:font-weight-asian="normal" style:font-weight-complex="normal"/>
    </style:style>
    <style:style style:name="P12" style:family="paragraph" style:parent-style-name="Standard" style:list-style-name="L9">
      <style:paragraph-properties fo:text-align="justify" style:justify-single-word="false"/>
      <style:text-properties style:font-name="Spectral" fo:font-weight="normal" officeooo:rsid="000baba1" officeooo:paragraph-rsid="000baba1" style:font-weight-asian="normal" style:font-weight-complex="normal"/>
    </style:style>
    <style:style style:name="P13" style:family="paragraph" style:parent-style-name="Standard" style:list-style-name="L10">
      <style:paragraph-properties fo:text-align="justify" style:justify-single-word="false"/>
      <style:text-properties style:font-name="Spectral" fo:font-weight="normal" officeooo:rsid="000baba1" officeooo:paragraph-rsid="000baba1" style:font-weight-asian="normal" style:font-weight-complex="normal"/>
    </style:style>
    <style:style style:name="P14" style:family="paragraph" style:parent-style-name="Standard" style:list-style-name="L11">
      <style:paragraph-properties fo:text-align="justify" style:justify-single-word="false"/>
      <style:text-properties style:font-name="Spectral" fo:font-weight="normal" officeooo:rsid="000baba1" officeooo:paragraph-rsid="000baba1" style:font-weight-asian="normal" style:font-weight-complex="normal"/>
    </style:style>
    <style:style style:name="P15" style:family="paragraph" style:parent-style-name="Standard" style:list-style-name="L12">
      <style:paragraph-properties fo:text-align="justify" style:justify-single-word="false"/>
      <style:text-properties style:font-name="Spectral" fo:font-weight="normal" officeooo:rsid="000baba1" officeooo:paragraph-rsid="000baba1" style:font-weight-asian="normal" style:font-weight-complex="normal"/>
    </style:style>
    <style:style style:name="P16" style:family="paragraph" style:parent-style-name="Standard" style:list-style-name="L13">
      <style:paragraph-properties fo:text-align="justify" style:justify-single-word="false"/>
      <style:text-properties style:font-name="Spectral" fo:font-weight="normal" officeooo:rsid="000baba1" officeooo:paragraph-rsid="000baba1" style:font-weight-asian="normal" style:font-weight-complex="normal"/>
    </style:style>
    <style:style style:name="P17" style:family="paragraph" style:parent-style-name="Standard" style:list-style-name="L14">
      <style:paragraph-properties fo:text-align="justify" style:justify-single-word="false"/>
      <style:text-properties style:font-name="Spectral" fo:font-weight="normal" officeooo:rsid="000baba1" officeooo:paragraph-rsid="000baba1" style:font-weight-asian="normal" style:font-weight-complex="normal"/>
    </style:style>
    <style:style style:name="P18" style:family="paragraph" style:parent-style-name="Standard" style:list-style-name="L15">
      <style:paragraph-properties fo:text-align="justify" style:justify-single-word="false"/>
      <style:text-properties style:font-name="Spectral" fo:font-weight="normal" officeooo:rsid="000baba1" officeooo:paragraph-rsid="000baba1" style:font-weight-asian="normal" style:font-weight-complex="normal"/>
    </style:style>
    <style:style style:name="P19" style:family="paragraph" style:parent-style-name="Standard" style:list-style-name="L16">
      <style:paragraph-properties fo:text-align="justify" style:justify-single-word="false"/>
      <style:text-properties style:font-name="Spectral" fo:font-weight="normal" officeooo:rsid="000d9399" officeooo:paragraph-rsid="000d9399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Spectral" fo:font-weight="normal" officeooo:rsid="000d9399" officeooo:paragraph-rsid="000d9399" style:font-weight-asian="normal" style:font-weight-complex="normal"/>
    </style:style>
    <style:style style:name="T1" style:family="text">
      <style:text-properties officeooo:rsid="000ad919"/>
    </style:style>
    <style:style style:name="T2" style:family="text">
      <style:text-properties officeooo:rsid="000d939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ipt Présentation TIPE</text:p>
      <text:p text:style-name="P1"/>
      <text:p text:style-name="P2">1. Peut-on prédire les cours des cryptomonnaies ?</text:p>
      <text:list xml:id="list3269176254" text:style-name="L1">
        <text:list-item>
          <text:p text:style-name="P4">Étude des cours des cryptomonnaies afin d’en prévoir les tendances</text:p>
        </text:list-item>
      </text:list>
      <text:p text:style-name="P2"/>
      <text:p text:style-name="P2">2. Qu’est ce qu’une cryptomonnaie ?</text:p>
      <text:list xml:id="list334612764" text:style-name="L2">
        <text:list-item>
          <text:p text:style-name="P5">Devise (comme le dollar ou l’euro) mais décentralisée (qui ne dépend pas de banque centrale)</text:p>
        </text:list-item>
        <text:list-item>
          <text:p text:style-name="P5">Transactions inscrites sur un registre virtuel appelé blockchain</text:p>
        </text:list-item>
        <text:list-item>
          <text:p text:style-name="P5">Connu pour avoir des cours très volatiles et spéculatifs (idées de profits très rapides mais réalité plus compliquée)</text:p>
        </text:list-item>
        <text:list-item>
          <text:p text:style-name="P5">Les deux cryptomonnaies les plus connues sont le Bitcoin et l’Ethereum</text:p>
        </text:list-item>
      </text:list>
      <text:p text:style-name="P2"/>
      <text:p text:style-name="P2">3. Présentation du projet</text:p>
      <text:list xml:id="list3255728273" text:style-name="L3">
        <text:list-item>
          <text:p text:style-name="P6">Création d’une base de donnée à partir des cours historiques des cryptomonnaies</text:p>
        </text:list-item>
        <text:list-item>
          <text:p text:style-name="P6">Analyse des cours grâce à des algorithmes de reconnaissance de formes afin de formuler des lois empiriques pour en prévoir les tendances</text:p>
        </text:list-item>
        <text:list-item>
          <text:p text:style-name="P6">Implémentation des modèles grâce à une seconde base de données indépendante</text:p>
        </text:list-item>
      </text:list>
      <text:p text:style-name="P2"/>
      <text:p text:style-name="P2">4. Création des bases de données</text:p>
      <text:list xml:id="list682669642" text:style-name="L4">
        <text:list-item>
          <text:p text:style-name="P7">Deux bases de données : la première, plus grosse, regroupe les cours de six cryptomonnaies de 2017 à 2022 (plus de dix millions de valeurs). La deuxième est constituée de données plus récentes et permettra de valider ou non les différents modèles</text:p>
        </text:list-item>
        <text:list-item>
          <text:p text:style-name="P7">Données récupérées grâce au module Python CCXT : module utilisé en finance, permet de se connecter aux grandes plateformes d’échange de cryptomonnaies (Binance) et ici de récupérer les valeurs des cours historiques des cryptomonnaies</text:p>
        </text:list-item>
        <text:list-item>
          <text:p text:style-name="P7">Les valeurs sont stockées dans des fichiers texte afin d’en faciliter la manipulation</text:p>
        </text:list-item>
      </text:list>
      <text:p text:style-name="P2"/>
      <text:p text:style-name="P2">5. Organisation des donnée<text:span text:style-name="T1">s</text:span></text:p>
      <text:list xml:id="list115301689" text:style-name="L5">
        <text:list-item>
          <text:p text:style-name="P8">Données correspondent aux valeurs des cours par minute</text:p>
        </text:list-item>
        <text:list-item>
          <text:p text:style-name="P8">Organisation sous formes de listes de 60 valeurs → une liste correspond à une plage d’une heure</text:p>
        </text:list-item>
        <text:list-item>
          <text:p text:style-name="P8">Établissement d’une liste : échantillonnage du cours toutes les minutes</text:p>
        </text:list-item>
      </text:list>
      <text:p text:style-name="P2"/>
      <text:p text:style-name="P2">6. Étude de la corrélation des cours</text:p>
      <text:list xml:id="list929852329" text:style-name="L6">
        <text:list-item>
          <text:p text:style-name="P9">Étude de la corrélation des cours afin de simplifier le problème et d’alléger les temps de comparaison</text:p>
        </text:list-item>
        <text:list-item>
          <text:p text:style-name="P9">Cours positivement corrélés (coefficient de corrélation moyen de 0,82)</text:p>
        </text:list-item>
        <text:list-item>
          <text:p text:style-name="P9">Exemple de deux cryptomonnaies corrélées</text:p>
        </text:list-item>
        <text:list-item>
          <text:p text:style-name="P9">Cyptomonnaies corrélées au Bitcoin → Simplification du problème à l’étude du cours du Bitcoin</text:p>
        </text:list-item>
      </text:list>
      <text:p text:style-name="P2"/>
      <text:p text:style-name="P2">7. Première modélisation : Codage sur un bit</text:p>
      <text:list xml:id="list674373772" text:style-name="L7">
        <text:list-item>
          <text:p text:style-name="P10"><text:soft-page-break/>Première modélisation : coder les valeurs sur 1 bit correspondant aux variations du cours</text:p>
        </text:list-item>
        <text:list-item>
          <text:p text:style-name="P10">0 si le cours est en baisse, 1 s’il est en hausse → la modélisation ne prend en compte uniquement que les variations locales du cours</text:p>
        </text:list-item>
        <text:list-item>
          <text:p text:style-name="P10">Variations de listes de 60 valeurs → Listes de 59 bits</text:p>
        </text:list-item>
        <text:list-item>
          <text:p text:style-name="P10">Exemple concret d’implémentation</text:p>
        </text:list-item>
      </text:list>
      <text:p text:style-name="P2"/>
      <text:p text:style-name="P2">8. Comparaison des listes : Distance de Hamming</text:p>
      <text:list xml:id="list2316756339" text:style-name="L8">
        <text:list-item>
          <text:p text:style-name="P11">Les listes sont comparées avec la distance de Hamming</text:p>
        </text:list-item>
        <text:list-item>
          <text:p text:style-name="P11">Définition de la distance de Hamming : le nombre d’élements de deux suites binaires qui diffèrent, exemple</text:p>
        </text:list-item>
        <text:list-item>
          <text:p text:style-name="P11">Concrètement, on recherche les dix listes les plus proches du cours évalué dans la base de données au sens de la distance de Hamming, puis on compare les tendances sur l’heure suivante</text:p>
        </text:list-item>
      </text:list>
      <text:p text:style-name="P2"/>
      <text:p text:style-name="P2">9. Définition d’un « succès »</text:p>
      <text:list xml:id="list1370527152" text:style-name="L9">
        <text:list-item>
          <text:p text:style-name="P12">Il y a succès lorsque la tendance prédite se réalise</text:p>
        </text:list-item>
        <text:list-item>
          <text:p text:style-name="P12">Le cours en bleu correspond au cours dont on veut prédire la tendance</text:p>
        </text:list-item>
        <text:list-item>
          <text:p text:style-name="P12">Le cours en gris correspond à une prédiction (de la base de données) dont l’évolution est connue</text:p>
        </text:list-item>
        <text:list-item>
          <text:p text:style-name="P12">Le cours en rouge correspond à l’évolution réelle du cours évalué</text:p>
        </text:list-item>
        <text:list-item>
          <text:p text:style-name="P12">À gauche, la prédiction n’a pas su prévoir la tendance du cours, c’est un échec</text:p>
        </text:list-item>
        <text:list-item>
          <text:p text:style-name="P12">À droite, l’évolution réelle suit la tendance de la prédiction, c’est un succès</text:p>
        </text:list-item>
      </text:list>
      <text:p text:style-name="P2"/>
      <text:p text:style-name="P2">10. Résultats de la première modélisation</text:p>
      <text:list xml:id="list2242022291" text:style-name="L10">
        <text:list-item>
          <text:p text:style-name="P13">La première modélisation ne donne pas de résultats satisfaisants : 49,5 % de succès, moins de 1/2 → modélisation inutilisable</text:p>
        </text:list-item>
        <text:list-item>
          <text:p text:style-name="P13">Les prédictions être « proches » du cours évalué sur l’heure de comparaison ne reproduisent même pas sa tendance</text:p>
        </text:list-item>
        <text:list-item>
          <text:p text:style-name="P13">Modélisation trop locale, nécessité de tenir compte de la tendance globale de la liste</text:p>
        </text:list-item>
      </text:list>
      <text:p text:style-name="P2"/>
      <text:p text:style-name="P2">11. Deuxième modélisation : Codage sur 8 bits</text:p>
      <text:list xml:id="list3432235468" text:style-name="L11">
        <text:list-item>
          <text:p text:style-name="P14">Deuxième modélisation : afin de tenir compte de la tendance globale de la liste, on code les valeurs sur 8 bits</text:p>
        </text:list-item>
        <text:list-item>
          <text:p text:style-name="P14">La plus petite valeur de la liste se voit assigner la valeur 0, la plus haute la valeur 255 et les autres proportionnellement</text:p>
        </text:list-item>
        <text:list-item>
          <text:p text:style-name="P14">Listes de 60 valeurs entières entre 0 et 255</text:p>
        </text:list-item>
      </text:list>
      <text:p text:style-name="P2"/>
      <text:p text:style-name="P2">12. Résultats de la deuxième modélisation</text:p>
      <text:list xml:id="list2982906328" text:style-name="L12">
        <text:list-item>
          <text:p text:style-name="P15">Les prédictions suivent la tendance du cours évalué sur la première heure, contrairement à la première modélisation</text:p>
        </text:list-item>
        <text:list-item>
          <text:p text:style-name="P15">Toutefois, cela ne semble pas garantir que ceux-ci prévoient la tendance de l’évolution réelle du cours → modélisation encore chaotique</text:p>
        </text:list-item>
        <text:list-item>
          <text:p text:style-name="P15"><text:soft-page-break/>Taux de succès de 51 %, reste faible mais supérieur à 1/2 donc encourageant → incitation à se concentrer sur les tendances globales des listes et non leurs petites variations</text:p>
        </text:list-item>
      </text:list>
      <text:p text:style-name="P2"/>
      <text:p text:style-name="P2">13. Un résultat intéressant</text:p>
      <text:list xml:id="list4195019917" text:style-name="L13">
        <text:list-item>
          <text:p text:style-name="P16">Comparaison des tendances de deux listes successives</text:p>
        </text:list-item>
        <text:list-item>
          <text:p text:style-name="P16">Si la tendance du cours a été haussière au cours de la dernière heure, elle sera probablement baissière au cours de l’heure suivante et inversement</text:p>
        </text:list-item>
        <text:list-item>
          <text:p text:style-name="P16">Plus forte probabilité que le cours change de tendance qu’il ne garde la même</text:p>
        </text:list-item>
      </text:list>
      <text:p text:style-name="P2"/>
      <text:p text:style-name="P2">14. Troisième modélisation</text:p>
      <text:list xml:id="list3718314907" text:style-name="L14">
        <text:list-item>
          <text:p text:style-name="P17">Troisième modélisation dans le sens de l’observation précédente</text:p>
        </text:list-item>
        <text:list-item>
          <text:p text:style-name="P17">On repère la tendance (haussière ou baissière) puis on repère la position de l’extremum</text:p>
        </text:list-item>
        <text:list-item>
          <text:p text:style-name="P17">Établissement des lois empiriques en fonction de la tendance et de la position de l’extremum :</text:p>
          <text:p text:style-name="P17">le graphe montre la probabilité, selon la tendance et la position de l’extremum, que la tendance de l’heure suivante soit haussière</text:p>
        </text:list-item>
        <text:list-item>
          <text:p text:style-name="P17">Si l’extremum se réalise vers la fin de la liste (donc récemment), il y a de fortes probabilités que le cours change de tendance</text:p>
        </text:list-item>
      </text:list>
      <text:p text:style-name="P2"/>
      <text:p text:style-name="P2">15. Résultats de la troisième modélisation</text:p>
      <text:list xml:id="list3347762304" text:style-name="L15">
        <text:list-item>
          <text:p text:style-name="P18">Exemple d’un cours en baisse et dont l’extremum a été atteint en fin de liste → conformément à la loi énoncée, le cours change de tendance</text:p>
        </text:list-item>
        <text:list-item>
          <text:p text:style-name="P18">La modélisation renvoie la bonne tendance dans 53 % des cas, ce qui permet d’avoir une longueur d’avance sur l’investisseur moyen (qui fait souvent des choix irrationnels, donc réussit son pari dans 50 % des cas voire pire) → <text:span text:style-name="T2">modélisation exploitable</text:span></text:p>
        </text:list-item>
      </text:list>
      <text:p text:style-name="P2"/>
      <text:p text:style-name="P2">16. Implémentation dans le cas réel</text:p>
      <text:list xml:id="list727739227" text:style-name="L16">
        <text:list-item>
          <text:p text:style-name="P19">Imaginons que l’on investisse dans un bitcoin le 16 janvier. Deux possibilités s’offrent à nous :</text:p>
        </text:list-item>
        <text:list-item>
          <text:p text:style-name="P19">Première possibilité, on laisse le bitcoin en l’état sans y toucher. Celui-ci a perdu 33 % de sa valeur au 29 mai donc notre capital s’est déprécié d’un tiers</text:p>
        </text:list-item>
        <text:list-item>
          <text:p text:style-name="P19">Seconde possibilité, on réévalue notre investissement toutes les heures suivant la modélisation décrité précédemment. L’algorithme réussit à avoir un retour sur investissement de 8 % sur 4 mois soit un retour sur investissement moyen de 26 % par an, performance tout à fait honorable d’autant plus que le marché est dans une phase baissière</text:p>
        </text:list-item>
      </text:list>
      <text:p text:style-name="P20"/>
      <text:p text:style-name="P3">Conclusion</text:p>
      <text:p text:style-name="P20">Si la prédiction des tendances des cours à moyen/long terme relève plutôt de l’analyse fondamentale et une fine connaissance des marchés, il est possible de formuler des lois et de dégager des tendances à court terme permettant d’optimiser ses gains et de lisser les risques, en réussissant à dégager un profit alors même que les cours sont en baiss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pectral" svg:font-family="Spectral" style:font-family-generic="roman" style:font-pitch="variable"/>
    <style:font-face style:name="Spectral-Bold" svg:font-family="Spectral-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6T19:23:23.076000000</meta:creation-date>
    <dc:date>2022-06-16T21:12:26.879000000</dc:date>
    <meta:editing-duration>PT48M54S</meta:editing-duration>
    <meta:editing-cycles>4</meta:editing-cycles>
    <meta:generator>LibreOffice/7.3.3.2$Windows_X86_64 LibreOffice_project/d1d0ea68f081ee2800a922cac8f79445e4603348</meta:generator>
    <meta:document-statistic meta:table-count="0" meta:image-count="0" meta:object-count="0" meta:page-count="3" meta:paragraph-count="72" meta:word-count="1147" meta:character-count="6687" meta:non-whitespace-character-count="5665"/>
  </office:meta>
</office:document-meta>
</file>